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ans-serif"/>
    <style:font-face style:name="DejaVu Sans Mono" svg:font-family="'DejaVu Sans Mon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Lucida Sans Unicode" svg:font-family="'Lucida Sans Unicode'" style:font-family-generic="swiss"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svg:font-family="Times" style:font-family-generic="roman"/>
    <style:font-face style:name="monospace" svg:font-family="monospace"/>
  </office:font-face-decls>
  <office:automatic-styles>
    <style:style style:name="P1" style:family="paragraph" style:parent-style-name="Contents_20_1">
      <style:paragraph-properties>
        <style:tab-stops>
          <style:tab-stop style:position="170mm" style:type="right" style:leader-style="dotted" style:leader-text="."/>
        </style:tab-stops>
      </style:paragraph-properties>
    </style:style>
    <style:style style:name="P2" style:family="paragraph" style:parent-style-name="Contents_20_2">
      <style:paragraph-properties>
        <style:tab-stops>
          <style:tab-stop style:position="165.01mm" style:type="right" style:leader-style="dotted" style:leader-text="."/>
        </style:tab-stops>
      </style:paragraph-properties>
    </style:style>
    <style:style style:name="P3" style:family="paragraph" style:parent-style-name="Contents_20_2">
      <style:paragraph-properties>
        <style:tab-stops>
          <style:tab-stop style:position="170mm" style:type="right" style:leader-style="dotted" style:leader-text="."/>
        </style:tab-stops>
      </style:paragraph-properties>
    </style:style>
    <style:style style:name="P4" style:family="paragraph" style:parent-style-name="Contents_20_3">
      <style:paragraph-properties>
        <style:tab-stops>
          <style:tab-stop style:position="160mm" style:type="right" style:leader-style="dotted" style:leader-text="."/>
        </style:tab-stops>
      </style:paragraph-properties>
    </style:style>
    <style:style style:name="P5" style:family="paragraph" style:parent-style-name="Contents_20_3">
      <style:paragraph-properties>
        <style:tab-stops>
          <style:tab-stop style:position="170mm" style:type="right" style:leader-style="dotted" style:leader-text="."/>
        </style:tab-stops>
      </style:paragraph-properties>
    </style:style>
    <style:style style:name="P6" style:family="paragraph" style:parent-style-name="Footer">
      <style:paragraph-properties fo:text-align="center" style:justify-single-word="false"/>
    </style:style>
    <style:style style:name="P7" style:family="paragraph" style:parent-style-name="Heading_20_1">
      <style:text-properties style:font-name="Lucida Sans Unicode" fo:language="en" fo:country="US" officeooo:rsid="00002c2b" officeooo:paragraph-rsid="00002c2b"/>
    </style:style>
    <style:style style:name="P8" style:family="paragraph" style:parent-style-name="Heading_20_1">
      <style:text-properties style:font-name="Lucida Sans Unicode" officeooo:rsid="00002c2b" officeooo:paragraph-rsid="00002c2b"/>
    </style:style>
    <style:style style:name="P9" style:family="paragraph" style:parent-style-name="Heading_20_1">
      <style:text-properties officeooo:rsid="00084ec1" officeooo:paragraph-rsid="00084ec1"/>
    </style:style>
    <style:style style:name="P10" style:family="paragraph" style:parent-style-name="Heading_20_1">
      <style:text-properties officeooo:rsid="000fc6cb" officeooo:paragraph-rsid="000fc6cb"/>
    </style:style>
    <style:style style:name="P11" style:family="paragraph" style:parent-style-name="Heading_20_2">
      <style:text-properties style:font-name="Lucida Sans Unicode"/>
    </style:style>
    <style:style style:name="P12" style:family="paragraph" style:parent-style-name="Heading_20_2">
      <style:text-properties style:font-name="Lucida Sans Unicode" officeooo:rsid="0001d48f" officeooo:paragraph-rsid="0001d48f"/>
    </style:style>
    <style:style style:name="P13" style:family="paragraph" style:parent-style-name="Heading_20_2">
      <style:text-properties style:font-name="Lucida Sans Unicode" officeooo:rsid="00024746" officeooo:paragraph-rsid="00024746"/>
    </style:style>
    <style:style style:name="P14" style:family="paragraph" style:parent-style-name="Heading_20_2">
      <style:text-properties style:font-name="Lucida Sans Unicode" officeooo:rsid="00084ec1" officeooo:paragraph-rsid="00084ec1"/>
    </style:style>
    <style:style style:name="P15" style:family="paragraph" style:parent-style-name="Heading_20_2">
      <style:text-properties officeooo:rsid="00084ec1" officeooo:paragraph-rsid="00084ec1"/>
    </style:style>
    <style:style style:name="P16" style:family="paragraph" style:parent-style-name="Heading_20_2">
      <style:text-properties officeooo:rsid="000b002a" officeooo:paragraph-rsid="000b002a"/>
    </style:style>
    <style:style style:name="P17" style:family="paragraph" style:parent-style-name="Heading_20_3">
      <style:text-properties style:font-name="Lucida Sans Unicode"/>
    </style:style>
    <style:style style:name="P18" style:family="paragraph" style:parent-style-name="Heading_20_3">
      <style:text-properties style:font-name="Lucida Sans Unicode" officeooo:rsid="00024746" officeooo:paragraph-rsid="00024746"/>
    </style:style>
    <style:style style:name="P19" style:family="paragraph" style:parent-style-name="Text_20_body">
      <style:text-properties style:font-name="Lucida Sans Unicode" fo:language="en" fo:country="US" officeooo:rsid="00002c2b" officeooo:paragraph-rsid="00002c2b"/>
    </style:style>
    <style:style style:name="P20" style:family="paragraph" style:parent-style-name="Text_20_body" style:list-style-name="L1">
      <style:text-properties style:font-name="Lucida Sans Unicode" fo:language="en" fo:country="US" officeooo:rsid="00002c2b" officeooo:paragraph-rsid="00002c2b"/>
    </style:style>
    <style:style style:name="P21" style:family="paragraph" style:parent-style-name="Text_20_body" style:list-style-name="L2">
      <style:text-properties style:font-name="Lucida Sans Unicode" fo:language="en" fo:country="US" officeooo:rsid="00002c2b" officeooo:paragraph-rsid="00002c2b"/>
    </style:style>
    <style:style style:name="P22" style:family="paragraph" style:parent-style-name="Text_20_body">
      <style:text-properties style:font-name="Lucida Sans Unicode" fo:language="en" fo:country="US" officeooo:rsid="0001d48f" officeooo:paragraph-rsid="0001d48f"/>
    </style:style>
    <style:style style:name="P23" style:family="paragraph" style:parent-style-name="Text_20_body">
      <style:text-properties style:font-name="Lucida Sans Unicode" fo:language="en" fo:country="US" officeooo:rsid="000b002a" officeooo:paragraph-rsid="000b002a"/>
    </style:style>
    <style:style style:name="P24" style:family="paragraph" style:parent-style-name="Text_20_body">
      <style:paragraph-properties fo:text-align="start" style:justify-single-word="false"/>
      <style:text-properties style:font-name="Lucida Sans Unicode" fo:language="en" fo:country="US" officeooo:rsid="000b002a" officeooo:paragraph-rsid="000b002a"/>
    </style:style>
    <style:style style:name="P25" style:family="paragraph" style:parent-style-name="Text_20_body">
      <style:text-properties style:font-name="Lucida Sans Unicode" fo:language="en" fo:country="US" officeooo:rsid="000b002a" officeooo:paragraph-rsid="000cec3f"/>
    </style:style>
    <style:style style:name="P26" style:family="paragraph" style:parent-style-name="Text_20_body">
      <style:text-properties style:font-name="Lucida Sans Unicode" fo:language="en" fo:country="US" officeooo:rsid="000c68a0" officeooo:paragraph-rsid="000c68a0"/>
    </style:style>
    <style:style style:name="P27" style:family="paragraph" style:parent-style-name="Text_20_body">
      <style:text-properties style:font-name="Lucida Sans Unicode" fo:language="en" fo:country="US" officeooo:rsid="000d3fd5" officeooo:paragraph-rsid="000d3fd5"/>
    </style:style>
    <style:style style:name="P28" style:family="paragraph" style:parent-style-name="Text_20_body">
      <style:text-properties style:font-name="Lucida Sans Unicode" fo:language="en" fo:country="US" officeooo:rsid="000d3fd5" officeooo:paragraph-rsid="000fc6cb"/>
    </style:style>
    <style:style style:name="P29" style:family="paragraph" style:parent-style-name="Text_20_body">
      <style:text-properties style:font-name="Lucida Sans Unicode" fo:language="en" fo:country="US" officeooo:rsid="000fc6cb" officeooo:paragraph-rsid="000fc6cb"/>
    </style:style>
    <style:style style:name="P30" style:family="paragraph" style:parent-style-name="Text_20_body">
      <style:text-properties style:font-name="Lucida Sans Unicode" officeooo:rsid="00002c2b" officeooo:paragraph-rsid="00002c2b"/>
    </style:style>
    <style:style style:name="P31" style:family="paragraph" style:parent-style-name="Text_20_body">
      <style:text-properties style:font-name="Lucida Sans Unicode" officeooo:rsid="0001d48f" officeooo:paragraph-rsid="0001d48f"/>
    </style:style>
    <style:style style:name="P32" style:family="paragraph" style:parent-style-name="Text_20_body">
      <style:text-properties style:font-name="Lucida Sans Unicode" officeooo:paragraph-rsid="0001d48f"/>
    </style:style>
    <style:style style:name="P33" style:family="paragraph" style:parent-style-name="Text_20_body">
      <style:text-properties style:font-name="Lucida Sans Unicode" officeooo:rsid="00024746" officeooo:paragraph-rsid="00024746"/>
    </style:style>
    <style:style style:name="P34" style:family="paragraph" style:parent-style-name="Text_20_body">
      <style:text-properties style:font-name="Lucida Sans Unicode" officeooo:paragraph-rsid="0003ef60"/>
    </style:style>
    <style:style style:name="P35" style:family="paragraph" style:parent-style-name="Text_20_body">
      <style:text-properties style:font-name="Lucida Sans Unicode" fo:font-size="12pt" officeooo:rsid="0003ef60" officeooo:paragraph-rsid="0003ef60" style:font-size-asian="12pt" style:font-size-complex="12pt"/>
    </style:style>
    <style:style style:name="P36" style:family="paragraph" style:parent-style-name="Text_20_body">
      <style:paragraph-properties fo:margin-top="0mm" fo:margin-bottom="0mm" style:contextual-spacing="false"/>
      <style:text-properties style:font-name="Lucida Sans Unicode" fo:font-size="12pt" officeooo:rsid="0003ef60" officeooo:paragraph-rsid="000563aa" style:font-size-asian="12pt" style:font-size-complex="12pt"/>
    </style:style>
    <style:style style:name="P37" style:family="paragraph" style:parent-style-name="Text_20_body">
      <style:paragraph-properties fo:margin-top="0mm" fo:margin-bottom="0mm" style:contextual-spacing="false"/>
      <style:text-properties style:font-name="Lucida Sans Unicode" fo:font-size="12pt" officeooo:rsid="0003ef60" officeooo:paragraph-rsid="00062bd8" style:font-size-asian="12pt" style:font-size-complex="12pt"/>
    </style:style>
    <style:style style:name="P38" style:family="paragraph" style:parent-style-name="Text_20_body" style:list-style-name="L3">
      <style:paragraph-properties fo:margin-top="0mm" fo:margin-bottom="0mm" style:contextual-spacing="false"/>
      <style:text-properties style:font-name="Lucida Sans Unicode" fo:font-size="12pt" style:font-size-asian="12pt" style:font-size-complex="12pt"/>
    </style:style>
    <style:style style:name="P39" style:family="paragraph" style:parent-style-name="Text_20_body" style:list-style-name="L5">
      <style:text-properties style:font-name="Lucida Sans Unicode" officeooo:paragraph-rsid="000563aa"/>
    </style:style>
    <style:style style:name="P40" style:family="paragraph" style:parent-style-name="Text_20_body" style:list-style-name="L5">
      <style:text-properties style:font-name="Lucida Sans Unicode" officeooo:rsid="000563aa" officeooo:paragraph-rsid="000563aa"/>
    </style:style>
    <style:style style:name="P41" style:family="paragraph" style:parent-style-name="Text_20_body">
      <style:text-properties style:font-name="Lucida Sans Unicode" officeooo:rsid="000563aa" officeooo:paragraph-rsid="000563aa"/>
    </style:style>
    <style:style style:name="P42" style:family="paragraph" style:parent-style-name="Text_20_body">
      <style:text-properties style:font-name="Lucida Sans Unicode" officeooo:rsid="00062bd8" officeooo:paragraph-rsid="00062bd8"/>
    </style:style>
    <style:style style:name="P43" style:family="paragraph" style:parent-style-name="Text_20_body">
      <style:text-properties style:font-name="Lucida Sans Unicode" officeooo:rsid="00084ec1" officeooo:paragraph-rsid="00084ec1"/>
    </style:style>
    <style:style style:name="P44" style:family="paragraph" style:parent-style-name="Text_20_body">
      <style:text-properties style:font-name="Lucida Sans Unicode" officeooo:rsid="00084ec1" officeooo:paragraph-rsid="000997cc"/>
    </style:style>
    <style:style style:name="P45" style:family="paragraph" style:parent-style-name="Text_20_body">
      <style:text-properties style:font-name="Lucida Sans Unicode" officeooo:rsid="000997cc" officeooo:paragraph-rsid="000997cc"/>
    </style:style>
    <style:style style:name="P46" style:family="paragraph" style:parent-style-name="Text_20_body">
      <style:text-properties style:font-name="Lucida Sans Unicode" officeooo:rsid="000d3fd5" officeooo:paragraph-rsid="000d3fd5"/>
    </style:style>
    <style:style style:name="P47" style:family="paragraph" style:parent-style-name="Text_20_body">
      <style:text-properties style:font-name="Lucida Sans Unicode" officeooo:rsid="000fc6cb" officeooo:paragraph-rsid="000fc6cb"/>
    </style:style>
    <style:style style:name="P48" style:family="paragraph" style:parent-style-name="Text_20_body">
      <style:text-properties style:font-name="Lucida Sans Unicode" officeooo:rsid="001019a0" officeooo:paragraph-rsid="001019a0"/>
    </style:style>
    <style:style style:name="P49" style:family="paragraph" style:parent-style-name="Text_20_body">
      <style:text-properties style:font-name="Lucida Sans Unicode" officeooo:rsid="001019a0" officeooo:paragraph-rsid="0013a3e8"/>
    </style:style>
    <style:style style:name="P50" style:family="paragraph" style:parent-style-name="Text_20_body" style:list-style-name="L6">
      <style:text-properties style:font-name="Lucida Sans Unicode" officeooo:rsid="0011dcb4" officeooo:paragraph-rsid="0011dcb4"/>
    </style:style>
    <style:style style:name="P51" style:family="paragraph" style:parent-style-name="Text_20_body">
      <style:text-properties style:font-name="Lucida Sans Unicode" officeooo:rsid="0013a3e8" officeooo:paragraph-rsid="0013a3e8"/>
    </style:style>
    <style:style style:name="P52" style:family="paragraph" style:parent-style-name="Text_20_body">
      <style:paragraph-properties fo:margin-left="0mm" fo:margin-right="0mm" fo:text-indent="0mm" style:auto-text-indent="false"/>
      <style:text-properties fo:font-variant="normal" fo:text-transform="none" fo:color="#31363b" loext:opacity="100%" style:font-name="Lucida Sans Unicode" fo:font-size="12pt" fo:letter-spacing="normal" fo:font-style="normal" fo:font-weight="normal" style:font-size-asian="12pt" style:font-size-complex="12pt"/>
    </style:style>
    <style:style style:name="P53" style:family="paragraph" style:parent-style-name="Text_20_body" style:list-style-name="L3">
      <style:paragraph-properties fo:margin-top="0mm" fo:margin-bottom="0mm" style:contextual-spacing="false"/>
      <style:text-properties fo:font-variant="normal" fo:text-transform="none" fo:color="#31363b" loext:opacity="100%" style:font-name="Lucida Sans Unicode" fo:font-size="12pt" fo:letter-spacing="normal" fo:font-style="normal" fo:font-weight="normal" style:font-size-asian="12pt" style:font-size-complex="12pt"/>
    </style:style>
    <style:style style:name="P54" style:family="paragraph" style:parent-style-name="Text_20_body" style:list-style-name="L3">
      <style:paragraph-properties fo:margin-top="0mm" fo:margin-bottom="0mm" style:contextual-spacing="false"/>
    </style:style>
    <style:style style:name="P55" style:family="paragraph" style:parent-style-name="Text_20_body" style:list-style-name="L6">
      <style:text-properties officeooo:paragraph-rsid="0011dcb4"/>
    </style:style>
    <style:style style:name="P56" style:family="paragraph" style:parent-style-name="Text_20_body" style:list-style-name="L6">
      <style:text-properties officeooo:rsid="0011dcb4" officeooo:paragraph-rsid="0011dcb4"/>
    </style:style>
    <style:style style:name="P57" style:family="paragraph" style:parent-style-name="Text_20_body">
      <style:text-properties officeooo:rsid="0011dcb4" officeooo:paragraph-rsid="0011dcb4"/>
    </style:style>
    <style:style style:name="P58" style:family="paragraph" style:parent-style-name="Title">
      <style:text-properties officeooo:paragraph-rsid="0013e9d9"/>
    </style:style>
    <style:style style:name="T1" style:family="text">
      <style:text-properties style:font-name="Lucida Sans Unicode"/>
    </style:style>
    <style:style style:name="T2" style:family="text">
      <style:text-properties style:font-name="Lucida Sans Unicode" fo:language="en" fo:country="US" officeooo:rsid="00002c2b"/>
    </style:style>
    <style:style style:name="T3" style:family="text">
      <style:text-properties style:font-name="Lucida Sans Unicode" fo:language="en" fo:country="US" officeooo:rsid="0013e9d9"/>
    </style:style>
    <style:style style:name="T4" style:family="text">
      <style:text-properties style:font-name="Lucida Sans Unicode" officeooo:rsid="0011dcb4"/>
    </style:style>
    <style:style style:name="T5" style:family="text">
      <style:text-properties style:font-name="Lucida Sans Unicode" officeooo:rsid="0013a3e8"/>
    </style:style>
    <style:style style:name="T6" style:family="text">
      <style:text-properties style:font-name="Lucida Sans Unicode" fo:font-style="italic" officeooo:rsid="0013a3e8" style:font-style-asian="italic" style:font-style-complex="italic"/>
    </style:style>
    <style:style style:name="T7" style:family="text">
      <style:text-properties style:font-name="Lucida Sans Unicode" officeooo:rsid="0013e9d9"/>
    </style:style>
    <style:style style:name="T8" style:family="text">
      <style:text-properties style:font-name="Lucida Sans Unicode" fo:font-size="10pt" fo:language="en" fo:country="US" officeooo:rsid="0013e9d9" style:font-size-asian="10pt" style:font-size-complex="10pt"/>
    </style:style>
    <style:style style:name="T9" style:family="text">
      <style:text-properties style:font-name="Lucida Sans Unicode" fo:font-size="10pt" fo:language="en" fo:country="US" officeooo:rsid="00002c2b" style:font-size-asian="10pt" style:font-size-complex="10pt"/>
    </style:style>
    <style:style style:name="T10" style:family="text">
      <style:text-properties fo:language="en" fo:country="US"/>
    </style:style>
    <style:style style:name="T11" style:family="text">
      <style:text-properties fo:language="en" fo:country="US" officeooo:rsid="00002c2b"/>
    </style:style>
    <style:style style:name="T12" style:family="text">
      <style:text-properties officeooo:rsid="0001d48f"/>
    </style:style>
    <style:style style:name="T13" style:family="text">
      <style:text-properties officeooo:rsid="00024746"/>
    </style:style>
    <style:style style:name="T14" style:family="text">
      <style:text-properties fo:font-style="normal" style:font-style-asian="normal" style:font-style-complex="normal"/>
    </style:style>
    <style:style style:name="T15" style:family="text">
      <style:text-properties fo:font-style="normal" officeooo:rsid="0013a3e8" style:font-style-asian="normal" style:font-style-complex="normal"/>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font-style="italic" officeooo:rsid="0007adcb" style:font-style-asian="italic" style:font-style-complex="italic"/>
    </style:style>
    <style:style style:name="T19" style:family="text">
      <style:text-properties fo:font-style="italic" officeooo:rsid="0013a3e8" style:font-style-asian="italic" style:font-style-complex="italic"/>
    </style:style>
    <style:style style:name="T20" style:family="text">
      <style:text-properties fo:font-variant="normal" fo:text-transform="none" fo:color="#31363b" loext:opacity="100%" style:font-name="Lucida Sans Unicode" fo:font-size="12pt" fo:letter-spacing="normal" fo:font-style="italic" fo:font-weight="normal" style:font-size-asian="12pt" style:font-size-complex="12pt"/>
    </style:style>
    <style:style style:name="T21" style:family="text">
      <style:text-properties fo:font-variant="normal" fo:text-transform="none" fo:color="#31363b" loext:opacity="100%" style:font-name="Lucida Sans Unicode" fo:font-size="12pt" fo:letter-spacing="normal" fo:font-style="normal" fo:font-weight="normal" style:font-size-asian="12pt" style:font-size-complex="12pt"/>
    </style:style>
    <style:style style:name="T22" style:family="text">
      <style:text-properties fo:font-variant="normal" fo:text-transform="none" fo:color="#31363b" loext:opacity="100%" fo:letter-spacing="normal" fo:font-style="normal" fo:font-weight="normal"/>
    </style:style>
    <style:style style:name="T23" style:family="text">
      <style:text-properties fo:font-variant="normal" fo:text-transform="none" fo:color="#31363b" loext:opacity="100%" fo:letter-spacing="normal" fo:font-style="normal" fo:font-weight="normal" officeooo:rsid="000563aa"/>
    </style:style>
    <style:style style:name="T24" style:family="text">
      <style:text-properties fo:font-variant="normal" fo:text-transform="none" fo:color="#31363b" loext:opacity="100%" fo:letter-spacing="normal" fo:font-style="normal" fo:font-weight="normal" officeooo:rsid="00062bd8"/>
    </style:style>
    <style:style style:name="T25" style:family="text">
      <style:text-properties officeooo:rsid="0003ef60"/>
    </style:style>
    <style:style style:name="T26" style:family="text">
      <style:text-properties officeooo:rsid="000563aa"/>
    </style:style>
    <style:style style:name="T27" style:family="text">
      <style:text-properties officeooo:rsid="00062bd8"/>
    </style:style>
    <style:style style:name="T28" style:family="text">
      <style:text-properties officeooo:rsid="0007adcb"/>
    </style:style>
    <style:style style:name="T29" style:family="text">
      <style:text-properties officeooo:rsid="000997cc"/>
    </style:style>
    <style:style style:name="T30" style:family="text">
      <style:text-properties officeooo:rsid="000c68a0"/>
    </style:style>
    <style:style style:name="T31" style:family="text">
      <style:text-properties officeooo:rsid="000cec3f"/>
    </style:style>
    <style:style style:name="T32" style:family="text">
      <style:text-properties officeooo:rsid="000d3fd5"/>
    </style:style>
    <style:style style:name="T33" style:family="text">
      <style:text-properties officeooo:rsid="000f85d6"/>
    </style:style>
    <style:style style:name="T34" style:family="text">
      <style:text-properties officeooo:rsid="000fc6cb"/>
    </style:style>
    <style:style style:name="T35" style:family="text">
      <style:text-properties officeooo:rsid="001019a0"/>
    </style:style>
    <style:style style:name="T36" style:family="text">
      <style:text-properties officeooo:rsid="0011dcb4"/>
    </style:style>
    <style:style style:name="T37" style:family="text">
      <style:text-properties officeooo:rsid="0013a3e8"/>
    </style:style>
    <style:style style:name="T38" style:family="text">
      <style:text-properties fo:color="#000000" loext:opacity="100%" style:font-name="Lucida Sans Unicode" fo:background-color="#ffffff" loext:char-shading-value="0"/>
    </style:style>
    <style:style style:name="T39" style:family="text">
      <style:text-properties fo:color="#000000" loext:opacity="100%" style:font-name="Lucida Sans Unicode" fo:language="en" fo:country="US" officeooo:rsid="00002c2b" fo:background-color="#ffffff" loext:char-shading-value="0"/>
    </style:style>
    <style:style style:name="T40" style:family="text">
      <style:text-properties fo:color="#000000" loext:opacity="100%" style:font-name="Lucida Sans Unicode" fo:language="en" fo:country="US" officeooo:rsid="0013e9d9" fo:background-color="#ffffff" loext:char-shading-value="0"/>
    </style:style>
    <style:style style:name="T41" style:family="text">
      <style:text-properties fo:color="#000000" loext:opacity="100%" style:font-name="Lucida Sans Unicode" fo:language="en" fo:country="US" officeooo:rsid="0014237b" fo:background-color="#ffffff" loext:char-shading-value="0"/>
    </style:style>
    <style:style style:name="T42" style:family="text">
      <style:text-properties fo:color="#000000" loext:opacity="100%" style:font-name="Lucida Sans Unicode" fo:font-size="10pt" fo:language="en" fo:country="US" officeooo:rsid="00002c2b" fo:background-color="#ffffff" loext:char-shading-value="0" style:font-size-asian="10pt" style:font-size-complex="10pt"/>
    </style:style>
    <style:style style:name="T43" style:family="text">
      <style:text-properties fo:color="#000000" loext:opacity="100%" style:font-name="Lucida Sans Unicode" fo:font-size="10pt" fo:language="en" fo:country="US" officeooo:rsid="0013e9d9" fo:background-color="#ffffff" loext:char-shading-value="0" style:font-size-asian="10pt" style:font-size-complex="10pt"/>
    </style:style>
    <style:style style:name="T44" style:family="text">
      <style:text-properties fo:color="#000000" loext:opacity="100%" style:font-name="Lucida Sans Unicode" fo:font-size="10pt" fo:language="en" fo:country="US" officeooo:rsid="0014237b" fo:background-color="#ffffff" loext:char-shading-value="0" style:font-size-asian="10pt" style:font-size-complex="10pt"/>
    </style:style>
    <style:style style:name="T45" style:family="text">
      <style:text-properties fo:color="#000000" loext:opacity="100%" style:font-name="monospace" fo:background-color="#ffffff" loext:char-shading-value="0"/>
    </style:style>
    <style:style style:name="T46" style:family="text">
      <style:text-properties officeooo:rsid="0013e9d9"/>
    </style:style>
    <style:style style:name="T47" style:family="text">
      <style:text-properties style:font-name="monospace"/>
    </style:style>
    <style:style style:name="Sect1" style:family="section">
      <style:section-properties style:editable="false">
        <style:columns fo:column-count="1" fo:column-gap="0m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loext:num-list-format="%1%." style:num-suffix="." text:bullet-char="•">
        <style:list-level-properties text:space-before="12.51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xt:span text:style-name="T2">jAER Rendering Pipeline Review</text:span></text:p>
      <text:p text:style-name="Text_20_body"><text:span text:style-name="T8">Sven </text:span><text:span text:style-name="T9"><text:s/></text:span><text:span text:style-name="T42">Göthel, Göthel Software e.K. </text:span><text:span text:style-name="T43">(</text:span><text:a xlink:type="simple" xlink:href="https://jausoft.com/" text:style-name="Internet_20_link" text:visited-style-name="Visited_20_Internet_20_Link">jausoft.com</text:a><text:span text:style-name="T43">), </text:span><text:span text:style-name="T44">2024-04-02 rev 0.1</text:span><text:span text:style-name="T39"><text:line-break/></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09_2926342725" text:style-name="Index_20_Link" text:visited-style-name="Index_20_Link">Initial Assessment<text:tab/>1</text:a></text:p>
          <text:p text:style-name="P1"><text:a xlink:type="simple" xlink:href="#__RefHeading___Toc111_2926342725" text:style-name="Index_20_Link" text:visited-style-name="Index_20_Link">OpenGL ES/Core Programmable Pipeline<text:tab/>2</text:a></text:p>
          <text:p text:style-name="P3"><text:a xlink:type="simple" xlink:href="#__RefHeading___Toc113_2926342725" text:style-name="Index_20_Link" text:visited-style-name="Index_20_Link">Compatibility<text:tab/>2</text:a></text:p>
          <text:p text:style-name="P3"><text:a xlink:type="simple" xlink:href="#__RefHeading___Toc115_2926342725" text:style-name="Index_20_Link" text:visited-style-name="Index_20_Link">Performance<text:tab/>2</text:a></text:p>
          <text:p text:style-name="P3"><text:a xlink:type="simple" xlink:href="#__RefHeading___Toc117_2926342725" text:style-name="Index_20_Link" text:visited-style-name="Index_20_Link">Texture Handling<text:tab/>3</text:a></text:p>
          <text:p text:style-name="P5"><text:a xlink:type="simple" xlink:href="#__RefHeading___Toc119_2926342725" text:style-name="Index_20_Link" text:visited-style-name="Index_20_Link">Order of Texture Commands<text:tab/>3</text:a></text:p>
          <text:p text:style-name="P5"><text:a xlink:type="simple" xlink:href="#__RefHeading___Toc121_2926342725" text:style-name="Index_20_Link" text:visited-style-name="Index_20_Link">Texture ID Bug<text:tab/>3</text:a></text:p>
          <text:p text:style-name="P3"><text:a xlink:type="simple" xlink:href="#__RefHeading___Toc136_2926342725" text:style-name="Index_20_Link" text:visited-style-name="Index_20_Link">Programmable Shader (GLSL)<text:tab/>4</text:a></text:p>
          <text:p text:style-name="P3"><text:a xlink:type="simple" xlink:href="#__RefHeading___Toc138_2926342725" text:style-name="Index_20_Link" text:visited-style-name="Index_20_Link">Conclusion<text:tab/>5</text:a></text:p>
          <text:p text:style-name="P1"><text:a xlink:type="simple" xlink:href="#__RefHeading___Toc140_2926342725" text:style-name="Index_20_Link" text:visited-style-name="Index_20_Link">Dropping AWT Dependencies<text:tab/>5</text:a></text:p>
          <text:p text:style-name="P1"><text:a xlink:type="simple" xlink:href="#__RefHeading___Toc238_2926342725" text:style-name="Index_20_Link" text:visited-style-name="Index_20_Link">jAER’s Rendering Pipeline<text:tab/>6</text:a></text:p>
          <text:p text:style-name="P1"><text:a xlink:type="simple" xlink:href="#__RefHeading___Toc142_2926342725" text:style-name="Index_20_Link" text:visited-style-name="Index_20_Link">Java Platform<text:tab/>7</text:a></text:p>
          <text:p text:style-name="P3"><text:a xlink:type="simple" xlink:href="#__RefHeading___Toc144_2926342725" text:style-name="Index_20_Link" text:visited-style-name="Index_20_Link">Java Graphics<text:tab/>7</text:a></text:p>
          <text:p text:style-name="P3"><text:a xlink:type="simple" xlink:href="#__RefHeading___Toc146_2926342725" text:style-name="Index_20_Link" text:visited-style-name="Index_20_Link">Back to the Browser<text:tab/>7</text:a></text:p>
        </text:index-body>
      </text:table-of-content>
      <text:h text:style-name="P7" text:outline-level="1"/>
      <text:h text:style-name="P7" text:outline-level="1"><text:bookmark-start text:name="__RefHeading___Toc109_2926342725"/>Initial Assessment<text:bookmark-end text:name="__RefHeading___Toc109_2926342725"/></text:h>
      <text:p text:style-name="P30"><text:span text:style-name="T11">A</text:span><text:span text:style-name="T10">pplication uses the following features</text:span></text:p>
      <text:list xml:id="list3739418441" text:style-name="L1">
        <text:list-item>
          <text:p text:style-name="P20">OpenGL fixed function pipeline <text:span text:style-name="T26">(FFP) </text:span>including its </text:p>
          <text:list>
            <text:list-item>
              <text:p text:style-name="P20">PMV matrix</text:p>
            </text:list-item>
            <text:list-item>
              <text:p text:style-name="P20">Fixed states</text:p>
            </text:list-item>
            <text:list-item>
              <text:p text:style-name="P20">Graphic Primitives</text:p>
            </text:list-item>
          </text:list>
        </text:list-item>
        <text:list-item>
          <text:p text:style-name="P20">AWT and Swing/GLJPanel utilization</text:p>
          <text:list>
            <text:list-item>
              <text:p text:style-name="P20">Reliance on AWT libraries including JOGL’s AWT toolkits like TextRenderer</text:p>
            </text:list-item>
          </text:list>
        </text:list-item>
      </text:list>
      <text:p text:style-name="P19">The followup discusses potential changes for the application addressing different goals, such as</text:p>
      <text:list xml:id="list3577886936" text:style-name="L2">
        <text:list-item>
          <text:p text:style-name="P21"><text:soft-page-break/>Future compatibility</text:p>
        </text:list-item>
        <text:list-item>
          <text:p text:style-name="P21">Correctness</text:p>
        </text:list-item>
        <text:list-item>
          <text:p text:style-name="P21">Performance</text:p>
        </text:list-item>
      </text:list>
      <text:p text:style-name="P22">Most of the changes would deeply impact the current codebase and may only be reasonable if performed together, e.g. dropping <text:span text:style-name="T26">FFP </text:span>functionality with AWT-only JOGL code etc. The result would be a more modern OpenGL ES/core <text:span text:style-name="T26">programmable </text:span>rendering pipeline <text:span text:style-name="T26">(PP) </text:span>capable to run without AWT, which might also perform better (responsiveness, resources and processing).</text:p>
      <text:h text:style-name="P8" text:outline-level="1"><text:bookmark-start text:name="__RefHeading___Toc111_2926342725"/>OpenGL ES/Core Programmable Pipeline<text:bookmark-end text:name="__RefHeading___Toc111_2926342725"/></text:h>
      <text:p text:style-name="P30">Moving from the fixed function pipeline <text:span text:style-name="T26">(FFP) </text:span>to the programmable pipeline (<text:span text:style-name="T26">PP</text:span>) would not be difficult but certainly time consuming.</text:p>
      <text:h text:style-name="P11" text:outline-level="2"><text:bookmark-start text:name="__RefHeading___Toc113_2926342725"/>Compatibility<text:bookmark-end text:name="__RefHeading___Toc113_2926342725"/></text:h>
      <text:p text:style-name="P30">Using the <text:span text:style-name="T26">PP </text:span>would further enable more potential devices like embedded, handhelds, etc. This is true even if considering moving away from Java at some point, as the rendering data structures would not need to change and the shader design could be maintained (if any).</text:p>
      <text:p text:style-name="P31">Today, the <text:span text:style-name="T26">FFP </text:span>is mostly implemented in software either by the OpenGL driver itself or external intermediate layers. Hence using such intermediate libraries could remove the necessity of rewriting the rendering code for the <text:span text:style-name="T26">PP</text:span>. However, less layers and libraries are usually desired and <text:span text:style-name="T26">exposes the application to less complexity and bugs (see below) - </text:span>this may in itself be a <text:span text:style-name="T26">strong </text:span>motivation.</text:p>
      <text:h text:style-name="P12" text:outline-level="2"><text:bookmark-start text:name="__RefHeading___Toc115_2926342725"/>Performance<text:bookmark-end text:name="__RefHeading___Toc115_2926342725"/></text:h>
      <text:p text:style-name="P31">Using the core pipeline and hence self-handling (primitive) GPU data buffers <text:span text:style-name="T26">including textures </text:span>is usually more efficient than compiling them via the fixed function pipeline for each frame. Such enhancement would naturally only be visible if using a high polygon count in the rendered content, not for mostly texture based material.</text:p>
      <text:h text:style-name="P13" text:outline-level="2"><text:bookmark-start text:name="__RefHeading___Toc117_2926342725"/><text:soft-page-break/>Texture Handling<text:bookmark-end text:name="__RefHeading___Toc117_2926342725"/></text:h>
      <text:h text:style-name="P17" text:outline-level="3" text:is-list-header="true"><text:bookmark-start text:name="__RefHeading___Toc119_2926342725"/><text:span text:style-name="T25">O</text:span>rder of Texture Commands<text:bookmark-end text:name="__RefHeading___Toc119_2926342725"/></text:h>
      <text:p text:style-name="P35">Taken from JOGL’s Texture documentation:</text:p>
      <text:p text:style-name="P52">Due to many confusions w/ texture usage, following list described the order and semantics of texture unit selection, binding and enabling.</text:p>
      <text:list text:style-name="L3">
        <text:list-item>
          <text:p text:style-name="P54"><text:span text:style-name="T20">Optional: </text:span><text:span text:style-name="T21">Set active textureUnit via </text:span><text:span text:style-name="Source_20_Text"><text:span text:style-name="T21">gl.glActiveTexture(GL.GL_TEXTURE0 + textureUnit)</text:span></text:span><text:span text:style-name="T21">, </text:span><text:span text:style-name="Source_20_Text"><text:span text:style-name="T21">0 </text:span></text:span><text:span text:style-name="T21">is default.</text:span></text:p>
        </text:list-item>
        <text:list-item>
          <text:p text:style-name="P54"><text:span text:style-name="T21">Bind </text:span><text:span text:style-name="Source_20_Text"><text:span text:style-name="T21">textureId </text:span></text:span><text:span text:style-name="T21">-&gt; active </text:span><text:span text:style-name="Source_20_Text"><text:span text:style-name="T21">textureUnit</text:span></text:span><text:span text:style-name="T21">'s </text:span><text:span text:style-name="Source_20_Text"><text:span text:style-name="T21">textureTarget</text:span></text:span><text:span text:style-name="T21"> via </text:span><text:span text:style-name="Source_20_Text"><text:span text:style-name="T21">gl.glBindTexture(textureTarget, textureId)</text:span></text:span></text:p>
        </text:list-item>
        <text:list-item>
          <text:p text:style-name="P54"><text:span text:style-name="T20">Compatible Context Only:</text:span><text:span text:style-name="T21"> Enable active </text:span><text:span text:style-name="Source_20_Text"><text:span text:style-name="T21">textureUnit</text:span></text:span><text:span text:style-name="T21">'s </text:span><text:span text:style-name="Source_20_Text"><text:span text:style-name="T21">textureTarget</text:span></text:span><text:span text:style-name="T21"> via </text:span><text:span text:style-name="Source_20_Text"><text:span text:style-name="T21">glEnable(textureTarget)</text:span></text:span><text:span text:style-name="T21">.</text:span></text:p>
        </text:list-item>
        <text:list-item>
          <text:p text:style-name="P53"><text:span text:style-name="T16">Optional:</text:span> Fiddle with the texture parameters and/or environment settings.</text:p>
        </text:list-item>
        <text:list-item>
          <text:p text:style-name="P54"><text:span text:style-name="T21">GLSL: Use </text:span><text:span text:style-name="Source_20_Text"><text:span text:style-name="T21">textureUnit</text:span></text:span><text:span text:style-name="T21"> in your shader program, enable shader program.</text:span></text:p>
        </text:list-item>
        <text:list-item>
          <text:p text:style-name="P38"><text:span text:style-name="T22">Issue draw commands</text:span></text:p>
        </text:list-item>
      </text:list>
      <text:p text:style-name="P36"><text:span text:style-name="T22"/></text:p>
      <text:p text:style-name="P36"><text:span text:style-name="T22">From a shader standpoint, there are only texture units visible, no texture IDs. A shader can utilize multiple </text:span><text:span text:style-name="T24">texture </text:span><text:span text:style-name="T22">units at once. </text:span></text:p>
      <text:p text:style-name="P37"><text:span text:style-name="T24">Texture IDs reflect host (CPU) side texture objects of a given activated texture unit and </text:span><text:span text:style-name="T23">can be used to program different texture configurations and upload different data sets </text:span><text:span text:style-name="T24">within </text:span><text:span text:style-name="T23">one texture unit.</text:span></text:p>
      <text:p text:style-name="P37"><text:span text:style-name="T24">Bound texture objects survive after unbinding them, the last bound texture ID object of a given activated texture unit is being used in a shader. </text:span></text:p>
      <text:p text:style-name="P37"><text:span text:style-name="T24">Texture objects are more a concept of host (CPU) managed resources and switching the bound texture ID object may cause GPU transfers, depending on the OpenGL implementation. </text:span></text:p>
      <text:p text:style-name="P37"><text:span text:style-name="T22">To survive texture data across frames and to minimize GPU data transfers, it is recommended to use multiple texture units (not texture IDs).</text:span></text:p>
      <text:h text:style-name="P18" text:outline-level="3"><text:bookmark-start text:name="__RefHeading___Toc121_2926342725"/>Texture <text:span text:style-name="T25">ID</text:span> Bug<text:bookmark-end text:name="__RefHeading___Toc121_2926342725"/></text:h>
      <text:p text:style-name="P32"><text:span text:style-name="T13">Commit </text:span><text:span text:style-name="T12">a956833640d8f25d69fd12bed34c1cfb15139870 </text:span><text:span text:style-name="T13">mitigated the texture </text:span><text:span text:style-name="T25">ID</text:span><text:span text:style-name="T13"> issue on MacOS, originally lead to my engagement.</text:span></text:p>
      <text:p text:style-name="P33"><text:soft-page-break/><text:span text:style-name="T25">O</text:span>n MacOS <text:span text:style-name="T25">a </text:span>software implemented <text:span text:style-name="T26">FFP </text:span><text:span text:style-name="T25">is being used and it might be the case that switching the texture </text:span><text:span text:style-name="T27">ID </text:span><text:span text:style-name="T25">is erroneous within this implementation, despite operating on the same texture unit.</text:span></text:p>
      <text:p text:style-name="P34"><text:span text:style-name="T13">ChipRendererDisplayMethodRGBA’</text:span><text:span text:style-name="T25">s</text:span><text:span text:style-name="T13"> displayQuad</text:span><text:span text:style-name="T25">(..) operates on the default texture unit and then </text:span><text:span text:style-name="T26">renders different texture objects in the following order</text:span></text:p>
      <text:list text:style-name="L5">
        <text:list-item>
          <text:list>
            <text:list-item>
              <text:p text:style-name="P39"><text:span text:style-name="T25">switch</text:span><text:span text:style-name="T26">ing </text:span><text:span text:style-name="T25">the </text:span><text:span text:style-name="T26">t</text:span><text:span text:style-name="T25">exture unit</text:span></text:p>
            </text:list-item>
            <text:list-item>
              <text:p text:style-name="P40"><text:span text:style-name="T25">s</text:span>etup of pixel store data transfer </text:p>
            </text:list-item>
            <text:list-item>
              <text:p text:style-name="P39"><text:span text:style-name="T26">texture parametrization</text:span></text:p>
            </text:list-item>
            <text:list-item>
              <text:p text:style-name="P40">uploads the texture data</text:p>
            </text:list-item>
            <text:list-item>
              <text:p text:style-name="P40">enables texture rendering</text:p>
            </text:list-item>
            <text:list-item>
              <text:p text:style-name="P40">renders the texture object (using FFP)</text:p>
            </text:list-item>
            <text:list-item>
              <text:p text:style-name="P40">disables texture rendering</text:p>
            </text:list-item>
          </text:list>
        </text:list-item>
      </text:list>
      <text:p text:style-name="P41">There is nothing wrong with this approach, even though switching the texture ID and reconfigure them <text:span text:style-name="T27">plus uploading the data</text:span> for each frame <text:span text:style-name="T27">might not be efficient.</text:span></text:p>
      <text:p text:style-name="P42">Indeed, using a texture ID object and have it configured once would be more optimal – however, as the issue on MacOS showed – there were issues. <text:span text:style-name="T28">It would need to be investigated, whether the state flow order shown was missing a texture ID switch or – more likely – the asynchronous nature of the FFP execution simply overwrote the previous bound texture by performing the actual rendering after texture state programming. </text:span><text:span text:style-name="T18">The latter could be potentially remedied by issuing a glFlush() command after each draw-command-block.</text:span></text:p>
      <text:h text:style-name="P14" text:outline-level="2"><text:bookmark-start text:name="__RefHeading___Toc136_2926342725"/>Programmable Shader <text:span text:style-name="T34">(GLSL)</text:span><text:bookmark-end text:name="__RefHeading___Toc136_2926342725"/></text:h>
      <text:p text:style-name="P47">JAER is already utilizing GLSL <text:span text:style-name="T35">in </text:span>SpaceTimeRollingEventDisplayMethod.</text:p>
      <text:p text:style-name="P43">Similar to other used hardware accelerated technologies like compute shader or processing (neuronal) network data via SIMD/MIMD on a GPU or ASIC, programmable shader (<text:span text:style-name="T34">GLSL</text:span>) offer the same properties to a rendering pipeline.</text:p>
      <text:p text:style-name="P43"><text:soft-page-break/>Not only are they capable to render the usual primitives like points and polygons, apply texture data for each pixel (fragment) – but one could also implement custom shape, effects and also reinterpret and render data cached via textures. The latter is demonstrated with JogAmp’s FFMpeg video frame shader, which convert the given video pixel format to RGBA.</text:p>
      <text:h text:style-name="P15" text:outline-level="2"><text:bookmark-start text:name="__RefHeading___Toc138_2926342725"/>Conclusion<text:bookmark-end text:name="__RefHeading___Toc138_2926342725"/></text:h>
      <text:p text:style-name="P43">Utilizing the programmable pipeline (PP) with programmable shader (PS) gives the application full control of managing the resources as well as computing and rendering the data in a most flexible way. A further step into the atomic programmable world would be the Vulkan API, however .. this might be considered too much of a hassle at this point and could be targeted after shaping the code to use modern OpenGL.</text:p>
      <text:p text:style-name="P43">Dropping the fixed function pipeline (FFP) would also require to replace at least some of the used AWT dependent features, e.g. TextRenderer. The latter could be replaced by using our <text:a xlink:type="simple" xlink:href="https://jausoft.com/blog/tag/graph_type_rendering/" text:style-name="Internet_20_link" text:visited-style-name="Visited_20_Internet_20_Link">Graph/GraphUI GPU curve renderer</text:a>, which also provides a complete True Type Font (TTF) text rendering feature.</text:p>
      <text:p text:style-name="P45">Dropping the FFP also allows dropping all AWT dependencies, see below.</text:p>
      <text:h text:style-name="P9" text:outline-level="1"><text:bookmark-start text:name="__RefHeading___Toc140_2926342725"/>Dropping AWT Dependencies<text:bookmark-end text:name="__RefHeading___Toc140_2926342725"/></text:h>
      <text:p text:style-name="P44">Dropping AWT dependencies would mostly require to <text:span text:style-name="T29">replace some of the used functionality, e.g. TextRenderer with </text:span><text:a xlink:type="simple" xlink:href="https://jausoft.com/blog/tag/graph_type_rendering/" text:style-name="Internet_20_link" text:visited-style-name="Visited_20_Internet_20_Link"><text:span text:style-name="T29">Graph/GraphUI</text:span></text:a><text:span text:style-name="T29"> (see above). </text:span></text:p>
      <text:p text:style-name="P45">This task would allow the GLEventListener and renderer code to be more versatile and usable with AWT, but also with an AWT-less environment (NEWT, Android, ..).</text:p>
      <text:p text:style-name="P46">Besides mentioned text renderer, keyboard and mouse events would need to be recoded using a platform agnostic interface, e.g. NEWT’s KeyEvent and MouseEvent. Both can also be used to receive AWT events besides other subsystems like SWT or native console, X11, Cocoa, etc.</text:p>
      <text:p text:style-name="P28"><text:span text:style-name="T34">If considering using </text:span>GraalVM <text:span text:style-name="T34">to produce a WebAssembly (wasm) target and hence browser (or the web), dropping AWT probably is desired as well as validating JogAmp against this target platform. For this goal I also recommend using the </text:span><text:soft-page-break/><text:span text:style-name="T34">OpenGL core or ES2/ES3 profile as it is supported by the browser environment (see below).</text:span></text:p>
      <text:h text:style-name="P10" text:outline-level="1"><text:bookmark-start text:name="__RefHeading___Toc238_2926342725"/>jAER’s Rendering Pipeline<text:bookmark-end text:name="__RefHeading___Toc238_2926342725"/></text:h>
      <text:p text:style-name="P48">Application implements GLEventListener, most notable ChipCanvas as an intermediate to its DisplayMethod. Only DisplayMethod’s JMenuItem field seems to break its platform independence. <text:span text:style-name="T36">Overall the OO layout is as follows</text:span></text:p>
      <text:list xml:id="list1447698235" text:style-name="L6">
        <text:list-item>
          <text:p text:style-name="P55"><text:span text:style-name="T4">Chip2DRenderer</text:span></text:p>
          <text:list>
            <text:list-item>
              <text:p text:style-name="P56"><text:span text:style-name="T1">processing data into a platform agnostic pixmap </text:span><text:span text:style-name="T5">via </text:span><text:span text:style-name="T6">getPixmap()</text:span><text:span text:style-name="T5"> </text:span><text:span text:style-name="T1">etc</text:span></text:p>
            </text:list-item>
          </text:list>
        </text:list-item>
        <text:list-item>
          <text:p text:style-name="P55"><text:span text:style-name="T4">Chip2D has_a Chip2DRenderer</text:span></text:p>
          <text:list>
            <text:list-item>
              <text:p text:style-name="P56"><text:span text:style-name="T1">main node to the actual Chip2D and its data</text:span></text:p>
            </text:list-item>
          </text:list>
        </text:list-item>
        <text:list-item>
          <text:p text:style-name="P50">ChipCanvas has_a Chip2D, DisplayMethod</text:p>
          <text:list>
            <text:list-item>
              <text:p text:style-name="P50">graphic toolkit dependent visualization canvas node</text:p>
            </text:list-item>
          </text:list>
        </text:list-item>
        <text:list-item>
          <text:p text:style-name="P50">DisplayMethod uses ChipCanvas’s Chip2D’s <text:s/>Chip2DRenderer</text:p>
          <text:list>
            <text:list-item>
              <text:p text:style-name="P50">graphic toolkit dependent visualization rendering node</text:p>
            </text:list-item>
          </text:list>
        </text:list-item>
      </text:list>
      <text:p text:style-name="P49">Notable no <text:span text:style-name="T17">init(..)</text:span> and <text:span text:style-name="T17">dispose(..)</text:span> interface methods are looped through from the GLEventListener class ChipCanvas to DisplayMethod, <text:span text:style-name="T36">which would allow efficient OpenGL resources management for buffers, shader etc. </text:span><text:span text:style-name="T37">It is recommended to add at least these two methods to DisplayMethod and passing through its events.</text:span></text:p>
      <text:p text:style-name="P49"><text:span text:style-name="T37">This would also align DisplayMethod with the GLEventListener lifecycle, which may call init(..) and dispose(..) multiple times depending on the underlying toolkit.</text:span></text:p>
      <text:p text:style-name="P49"><text:span text:style-name="T37">Currently the lack of exposing init(..) is overcome by a one-shot initialization, e.g. in </text:span><text:span text:style-name="T17">SpaceTimeRollingEventDisplayMethod::</text:span><text:span text:style-name="T19">installShaders(..). </text:span><text:span text:style-name="T15">However, this will not work in case the GLContext is taken down and being re-initialized since the </text:span><text:span text:style-name="T19">dispose(..)</text:span><text:span text:style-name="T15"> event is ignored.</text:span></text:p>
      <text:p text:style-name="P51"><text:span text:style-name="T14">Chip2DRenderer’s pixmap is implemented as an array backed non-native (NIO) FloatArray. While it is indeed more efficient to use plain Java arrays for small data sets, this is not true for bigger quantities. For the latter the data is not only written to the Java array during data acquisition but also copied into a native array </text:span><text:soft-page-break/><text:span text:style-name="T14">when writing to the graphic texture object. It might be worthwhile to evaluate a copy-once approach, at least up until the GPU memory barrier.</text:span></text:p>
      <text:p text:style-name="P57"><text:span text:style-name="T4"/></text:p>
      <text:h text:style-name="Heading_20_1" text:outline-level="1"><text:bookmark-start text:name="__RefHeading___Toc142_2926342725"/>Java Platform <text:bookmark-end text:name="__RefHeading___Toc142_2926342725"/></text:h>
      <text:h text:style-name="P16" text:outline-level="2"><text:bookmark-start text:name="__RefHeading___Toc144_2926342725"/>Java Graphics<text:bookmark-end text:name="__RefHeading___Toc144_2926342725"/></text:h>
      <text:p text:style-name="P23">Java support for AWT and desktop in general is heavily reduced by Oracle, Red Hat (OpenJDK) and other players in the last years – if not abandoned. </text:p>
      <text:p text:style-name="P23">OpenJFX / JavaFX is still maintained by certain companies and used for desktop and embedded targets. </text:p>
      <text:p text:style-name="P23">JogAmp’s NEWT provides a rudimentary interface to different desktop and embedded windowing systems while JogAmp’s <text:a xlink:type="simple" xlink:href="https://jausoft.com/blog/tag/graph_type_rendering/" text:style-name="Internet_20_link" text:visited-style-name="Visited_20_Internet_20_Link">Graph/GraphUI</text:a> targets the UI area in a wholistic manner. </text:p>
      <text:p text:style-name="P29">See GraalVM/wasm notes above.</text:p>
      <text:h text:style-name="P16" text:outline-level="2"><text:bookmark-start text:name="__RefHeading___Toc146_2926342725"/>Back to the Browser<text:bookmark-end text:name="__RefHeading___Toc146_2926342725"/></text:h>
      <text:p text:style-name="P25">Due to the desire to run application not only on specific target devices like Linux, MacOS etc, but also within web browsers – many JogAmp or Java Desktop user desired to drop Java completely in favor for bringing <text:span text:style-name="T31">back the </text:span>web <text:span text:style-name="T31">runtime </text:span>capability since Orac<text:span text:style-name="T31">le</text:span> dropped the Java browser Applet plug-in. Alternative<text:span text:style-name="T31">s </text:span>would be <text:span text:style-name="T31">to bite the bullet using JavaScript or better </text:span>any LLVM supported language like C++ using the WebAssembly (wasm) target. </text:p>
      <text:p text:style-name="P25">Emscripten <text:span text:style-name="T31">supports the latter </text:span>combining C/C++ source with LLVM’s wasm target and ported libraries such as SDL, OpenGL etc. </text:p>
      <text:p text:style-name="P24">Our own late wasm/emscripten <text:span text:style-name="T30">evaluation is </text:span>visible <text:span text:style-name="T31">in </text:span><text:a xlink:type="simple" xlink:href="https://jausoft.com/cgit/cs_class/gfxbox2.git/about/" text:style-name="Internet_20_link" text:visited-style-name="Visited_20_Internet_20_Link"><text:span text:style-name="T31">gfxbox2</text:span></text:a><text:span text:style-name="T31">.</text:span> </text:p>
      <text:p text:style-name="P26">For once, the wasm target is comparable to Java bytecode <text:span text:style-name="T31">but the virtual machine might not be as performant, efficient or flexible. The lack of hassle free native threads </text:span><text:span text:style-name="T32">and performance may remind one of the first JVM steps. The wasm code runs within a virtual machine like the JVM and also lacks of native binding capabilities, besides aforementioned limitations.</text:span></text:p>
      <text:p text:style-name="P27"><text:soft-page-break/>Some limitations may be overcome, others are likely by design <text:span text:style-name="T33">as it usually runs on the same browser virtual machine as the JavaScript companion.</text:span></text:p>
      <text:p text:style-name="P27">So far the only question arises <text:span text:style-name="T17">why reinventing the wheel once again</text:span>? Dropping utilization of a well working JVM for the web had not technical reasoning.</text:p>
      <text:p text:style-name="P27">GraalVM <text:span text:style-name="T34">seems to support the wasm target (see notes above), hence one might want to evaluate this Java target platform as well before recoding the whole application.</text:span></text:p>
      <text:p text:style-name="P27"><text:span text:style-name="T34">O</text:span>pening the door for any language to be compiled to a platform independent intermediate representation (IR) like Java’s bytecode suitable for a versatile runtime environment including its virtual machine is surely still desirable. <text:span text:style-name="T33">Hopefully this technology will mature and be maintained for the years to com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ans-serif"/>
    <style:font-face style:name="DejaVu Sans Mono" svg:font-family="'DejaVu Sans Mon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Lucida Sans Unicode" svg:font-family="'Lucida Sans Unicode'" style:font-family-generic="swiss"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svg:font-family="Times" style:font-family-generic="roman"/>
    <style:font-face style:name="monospace" svg:font-family="monospac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fo:font-size="12pt" fo:language="en" fo:country="US" style:letter-kerning="true" style:font-name-asian="Noto Serif CJK SC" style:font-size-asian="10.5pt" style:language-asian="zh" style:country-asian="CN" style:font-name-complex="Lohit Hind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page"/>
      <style:text-properties style:use-window-font-color="true" loext:opacity="0%" style:font-name="Times" fo:font-size="12pt" fo:language="en" fo:country="US" style:letter-kerning="true" style:font-name-asian="Noto Serif CJK SC" style:font-size-asian="10.5pt" style:language-asian="zh" style:country-asian="CN" style:font-name-complex="Lohit Hind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name="Arial" fo:font-family="Arial" style:font-family-generic="swiss" style:font-size-asian="12pt" style:font-name-complex="Lohit Hindi" style:font-family-complex="'Lohit Hindi'"/>
    </style:style>
    <style:style style:name="Caption" style:family="paragraph" style:parent-style-name="Standard" style:class="extra">
      <style:paragraph-properties fo:margin-top="2.12mm" fo:margin-bottom="2.12mm" style:contextual-spacing="false" text:number-lines="false" text:line-number="0"/>
      <style:text-properties style:font-name="Arial" fo:font-family="Arial" style:font-family-generic="swis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Hindi" style:font-family-complex="'Lohit Hind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2.12mm" fo:margin-bottom="1.06m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Hindi1" style:font-family-complex="'Lohit Hindi'" style:font-family-generic-complex="system" style:font-pitch-complex="variable" style:font-size-complex="10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10mm" fo:margin-right="0mm" fo:text-indent="0mm" style:auto-text-indent="false">
        <style:tab-stops>
          <style:tab-stop style:position="160mm" style:type="right" style:leader-style="dotted" style:leader-text="."/>
        </style:tab-stops>
      </style:paragraph-properties>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top="4.99mm" fo:background-color="transparent" draw:fill="none"/>
      </style:footer-style>
    </style:page-layout>
  </office:automatic-styles>
  <office:master-styles>
    <style:master-page style:name="Standard" style:page-layout-name="Mpm1">
      <style:footer>
        <text:p text:style-name="MP1"><text:page-number text:select-page="current">8</text:page-number>/<text:page-count>8</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ven Gothel</meta:initial-creator>
    <meta:creation-date>2024-04-02T05:25:58.916547186</meta:creation-date>
    <dc:date>2024-04-02T09:07:17.500875523</dc:date>
    <dc:creator>Sven Gothel</dc:creator>
    <meta:editing-duration>PT11M42S</meta:editing-duration>
    <meta:editing-cycles>5</meta:editing-cycles>
    <meta:generator>LibreOffice/7.4.7.2$Linux_X86_64 LibreOffice_project/40$Build-2</meta:generator>
    <meta:document-statistic meta:table-count="0" meta:image-count="0" meta:object-count="0" meta:page-count="8" meta:paragraph-count="108" meta:word-count="1794" meta:character-count="11670" meta:non-whitespace-character-count="9991"/>
  </office:meta>
</office:document-meta>
</file>